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92262" officeooo:paragraph-rsid="0019226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y skompilować algorytmy należy użyć komendy cl zVisual Studio Build Tools na pliku project.c,</text:p>
      <text:p text:style-name="P1">instalacja programu Visual Studio instaluje też Build Tools.</text:p>
      <text:p text:style-name="P1">Ewentualnie, można wszystkie pliki wrzucić do projektu w programie Visual Studio i w normalny sposób skompilować plik project.c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22:40:54.114998173</meta:creation-date>
    <dc:date>2022-06-25T23:51:22.628933211</dc:date>
    <meta:editing-duration>PT46M41S</meta:editing-duration>
    <meta:editing-cycles>8</meta:editing-cycles>
    <meta:generator>LibreOffice/7.3.4.2$Linux_X86_64 LibreOffice_project/30$Build-2</meta:generator>
    <meta:document-statistic meta:table-count="0" meta:image-count="0" meta:object-count="0" meta:page-count="1" meta:paragraph-count="3" meta:word-count="40" meta:character-count="282" meta:non-whitespace-character-count="245"/>
  </office:meta>
</office:document-meta>
</file>